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Trebuchet MS', 'Lucida Grande', 'Lucida Sans Unicode', Verdana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1a9b5" officeooo:paragraph-rsid="0011a9b5"/>
    </style:style>
    <style:style style:name="P2" style:family="paragraph" style:parent-style-name="Standard">
      <style:text-properties officeooo:rsid="0011bb17" officeooo:paragraph-rsid="0011bb17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Lato" fo:font-size="12pt" fo:letter-spacing="normal" fo:font-style="normal" fo:font-weight="bold"/>
    </style:style>
    <style:style style:name="T1" style:family="text">
      <style:text-properties officeooo:rsid="0013b5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umo</text:p>
      <text:p text:style-name="P1"/>
      <text:p text:style-name="P3">Sobre a campanha</text:p>
      <text:p text:style-name="Standard"/>
      <text:p text:style-name="P3">Sobre o promotor</text:p>
      <text:p text:style-name="P2">Tenho experiência em desenhos de construções mecânicas, programação informática e administração geral em industria.</text:p>
      <text:p text:style-name="P2">Tenho varias formações, incluindo técnica em painéis solares.</text:p>
      <text:p text:style-name="Standard"/>
      <text:p text:style-name="Standard"/>
      <text:p text:style-name="P3">Orçamento e prazos</text:p>
      <text:p text:style-name="P2"/>
      <text:p text:style-name="P3">Plano de divulgação</text:p>
      <text:p text:style-name="P2">Todo o projeto está online e <text:span text:style-name="T1">é </text:span>constantemente atualizado em <text:a xlink:type="simple" xlink:href="http://www.missionsave.altervista.org/" text:style-name="Internet_20_link" text:visited-style-name="Visited_20_Internet_20_Link">www.missionsave.altervista.org</text:a>.</text:p>
      <text:p text:style-name="P2">Grande parte da divulgação será feita com a presença da máquina onde for colocada.</text:p>
      <text:p text:style-name="Standard"/>
      <text:p text:style-name="Standard"/>
      <text:p text:style-name="Standard"/>
      <text:p text:style-name="Standard"/>
      <text:p text:style-name="Standard"/>
      <text:p text:style-name="P1">http://ppl.com.pt/pt/user/project/add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Trebuchet MS', 'Lucida Grande', 'Lucida Sans Unicode', Verdana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3:35:55.026673072</meta:creation-date>
    <dc:date>2016-10-05T13:55:47.167554645</dc:date>
    <meta:editing-duration>PT20M</meta:editing-duration>
    <meta:editing-cycles>3</meta:editing-cycles>
    <meta:generator>LibreOffice/5.2.1.2$Linux_X86_64 LibreOffice_project/20m0$Build-2</meta:generator>
    <meta:document-statistic meta:table-count="0" meta:image-count="0" meta:object-count="0" meta:page-count="1" meta:paragraph-count="10" meta:word-count="61" meta:character-count="461" meta:non-whitespace-character-count="410"/>
  </office:meta>
</office:document-meta>
</file>